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eca7" officeooo:paragraph-rsid="0001eca7"/>
    </style:style>
    <style:style style:name="P2" style:family="paragraph" style:parent-style-name="Standard" style:list-style-name="L1">
      <style:text-properties officeooo:rsid="0001eca7" officeooo:paragraph-rsid="0001eca7"/>
    </style:style>
    <style:style style:name="P3" style:family="paragraph" style:parent-style-name="Standard">
      <style:text-properties officeooo:rsid="000402b4" officeooo:paragraph-rsid="000402b4"/>
    </style:style>
    <style:style style:name="T1" style:family="text">
      <style:text-properties officeooo:rsid="0005202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Software</text:p>
      <text:p text:style-name="P1">What is software testing</text:p>
      <text:p text:style-name="P1">SDLC-software development life cycle</text:p>
      <text:p text:style-name="P1">Important documents available in software testing</text:p>
      <text:p text:style-name="P1"/>
      <text:list text:style-name="L1">
        <text:list-item>
          <text:p text:style-name="P2"><text:s/>Test Strategy Document</text:p>
        </text:list-item>
        <text:list-item>
          <text:p text:style-name="P2"><text:s/>Test Plan Document</text:p>
        </text:list-item>
        <text:list-item>
          <text:p text:style-name="P2"><text:s/>Test Case Document</text:p>
        </text:list-item>
      </text:list>
      <text:p text:style-name="P1"/>
      <text:p text:style-name="P3">Testing <text:span text:style-name="T1">is a mindset rather than tool to understand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21:23:20.598849300</meta:creation-date>
    <dc:date>2025-02-11T21:55:15.040945900</dc:date>
    <meta:editing-duration>PT2M20S</meta:editing-duration>
    <meta:editing-cycles>5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8" meta:word-count="38" meta:character-count="241" meta:non-whitespace-character-count="211"/>
  </office:meta>
</office:document-meta>
</file>